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43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77cm"/>
    </style:style>
    <style:style style:name="gr12" style:family="graphic" style:parent-style-name="standard">
      <style:graphic-properties draw:fill="none" draw:auto-grow-height="false" fo:min-height="0.749cm" fo:min-width="0.499cm" fo:wrap-option="no-wrap"/>
    </style:style>
    <style:style style:name="gr1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text-position="sub 58%" fo:font-size="6pt" style:font-size-asian="6pt" style:font-size-complex="6pt"/>
    </style:style>
    <style:style style:name="T4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806cm" svg:x="2.794cm" svg:y="1.591cm">
          <draw:text-box>
            <text:p><text:span text:style-name="T1">N</text:span></text:p>
          </draw:text-box>
        </draw:frame>
        <draw:frame draw:style-name="gr1" draw:text-style-name="P1" draw:layer="layout" svg:width="0.832cm" svg:height="0.806cm" svg:x="3.503cm" svg:y="0.781cm">
          <draw:text-box>
            <text:p><text:span text:style-name="T1">S</text:span></text:p>
          </draw:text-box>
        </draw:frame>
        <draw:frame draw:style-name="gr1" draw:text-style-name="P2" draw:layer="layout" svg:width="0.761cm" svg:height="0.558cm" svg:x="4.339cm" svg:y="2.682cm">
          <draw:text-box>
            <text:p><text:span text:style-name="T2">-a</text:span><text:span text:style-name="T3">1</text:span></text:p>
          </draw:text-box>
        </draw:frame>
        <draw:frame draw:style-name="gr1" draw:text-style-name="P2" draw:layer="layout" svg:width="0.761cm" svg:height="0.558cm" svg:x="2.896cm" svg:y="0.497cm">
          <draw:text-box>
            <text:p><text:span text:style-name="T2">-a</text:span><text:span text:style-name="T3">2</text:span></text:p>
          </draw:text-box>
        </draw:frame>
        <draw:path draw:style-name="gr2" draw:text-style-name="P3" draw:layer="layout" svg:width="2.009cm" svg:height="2.009cm" draw:transform="rotate (-0.523598775599386) translate (3.58440726361279cm 0.557221420742515cm)" svg:viewBox="0 0 2010 2010" svg:d="m990-1572c15-8 19-26 11-41-5-9-14-14-24-15-1 1-2 1-3 2-15 9-20 26-11 41 5 9 14 14 23 15 2 0 3-1 4-2zm-771-440-77-134c-43-75 100-259 287-367s418-140 462-65l77 134-85 49 195 338 374-215-48-84 133-77c75-43 260 100 368 287s139 418 64 462l-133 77-49-85-374 215 184 318 93-54 76 132c43 74-100 258-287 366s-418 140-461 66l-76-132 74-43-183-318-283 164 54 93-132 76c-74 43-258-100-366-287s-140-418-66-461l132-76 43 75 283-164-196-338z">
          <text:p/>
        </draw:path>
        <draw:frame draw:style-name="gr1" draw:text-style-name="P1" draw:layer="layout" svg:width="0.832cm" svg:height="0.806cm" svg:x="3.526cm" svg:y="2.338cm">
          <draw:text-box>
            <text:p><text:span text:style-name="T1">S</text:span></text:p>
          </draw:text-box>
        </draw:frame>
        <draw:frame draw:style-name="gr3" draw:text-style-name="P1" draw:layer="layout" svg:width="0.943cm" svg:height="0.882cm" svg:x="7.764cm" svg:y="2.499cm">
          <draw:text-box>
            <text:p><text:span text:style-name="T1">N</text:span></text:p>
          </draw:text-box>
        </draw:frame>
        <draw:frame draw:style-name="gr4" draw:layer="layout" svg:width="0.624cm" svg:height="0.529cm" svg:x="5.819cm" svg:y="1.0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5" draw:text-style-name="P3" draw:layer="layout" svg:width="0.35cm" svg:height="0.084cm" draw:transform="rotate (1.37339958839408) translate (6.06707653624201cm 1.91561520683577cm)" svg:viewBox="0 0 351 85" svg:d="m0 12733c23 6 45-2 64-6 22-6 45-9 67-13s42-13 64-16c23-2 47-10 67-17 21-7 38-12 57-25l27-5 5-1">
          <text:p/>
        </draw:path>
        <draw:path draw:style-name="gr5" draw:text-style-name="P3" draw:layer="layout" svg:width="0.426cm" svg:height="0.055cm" draw:transform="rotate (2.14710404580302) translate (5.94762617706495cm 1.15793930037677cm)" svg:viewBox="0 0 427 56" svg:d="m0 8758c26-2 50 11 73 10 29-2 58-8 84-8s56 1 81-3c29-5 61-9 88-19 29-10 60-12 88-21l13-5">
          <text:p/>
        </draw:path>
        <draw:line draw:style-name="gr6" draw:text-style-name="P3" draw:layer="layout" svg:x1="5.77cm" svg:y1="0.852cm" svg:x2="5.719cm" svg:y2="0.801cm">
          <text:p/>
        </draw:line>
        <draw:frame draw:style-name="gr1" draw:text-style-name="P2" draw:layer="layout" svg:width="0.689cm" svg:height="0.558cm" svg:x="4.704cm" svg:y="0.955cm">
          <draw:text-box>
            <text:p><text:span text:style-name="T2">a</text:span><text:span text:style-name="T3">1</text:span></text:p>
          </draw:text-box>
        </draw:frame>
        <draw:frame draw:style-name="gr1" draw:text-style-name="P2" draw:layer="layout" svg:width="0.689cm" svg:height="0.558cm" svg:x="2.956cm" svg:y="2.713cm">
          <draw:text-box>
            <text:p><text:span text:style-name="T2">a</text:span><text:span text:style-name="T3">2</text:span></text:p>
          </draw:text-box>
        </draw:frame>
        <draw:custom-shape draw:style-name="gr7" draw:text-style-name="P3" draw:layer="layout" svg:width="0.081cm" svg:height="0.071cm" draw:transform="rotate (-0.523598775599386) translate (4.281cm 1.34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" draw:text-style-name="P3" draw:layer="layout" svg:x1="4.425cm" svg:y1="1.584cm" svg:x2="4.419cm" svg:y2="1.473cm">
          <text:p/>
        </draw:line>
        <draw:line draw:style-name="gr8" draw:text-style-name="P3" draw:layer="layout" svg:x1="4.419cm" svg:y1="1.473cm" svg:x2="4.572cm" svg:y2="1.473cm">
          <text:p/>
        </draw:line>
        <draw:line draw:style-name="gr8" draw:text-style-name="P3" draw:layer="layout" svg:x1="4.572cm" svg:y1="1.473cm" svg:x2="4.578cm" svg:y2="1.584cm">
          <text:p/>
        </draw:line>
        <draw:line draw:style-name="gr8" draw:text-style-name="P3" draw:layer="layout" svg:x1="4.572cm" svg:y1="2.255cm" svg:x2="4.572cm" svg:y2="2.387cm">
          <text:p/>
        </draw:line>
        <draw:line draw:style-name="gr8" draw:text-style-name="P3" draw:layer="layout" svg:x1="4.572cm" svg:y1="2.387cm" svg:x2="4.419cm" svg:y2="2.387cm">
          <text:p/>
        </draw:line>
        <draw:line draw:style-name="gr8" draw:text-style-name="P3" draw:layer="layout" svg:x1="4.419cm" svg:y1="2.387cm" svg:x2="4.419cm" svg:y2="2.255cm">
          <text:p/>
        </draw:line>
        <draw:line draw:style-name="gr8" draw:text-style-name="P3" draw:layer="layout" svg:x1="4.551cm" svg:y1="2.275cm" svg:x2="4.429cm" svg:y2="2.377cm">
          <text:p/>
        </draw:line>
        <draw:line draw:style-name="gr8" draw:text-style-name="P3" draw:layer="layout" svg:x1="4.429cm" svg:y1="2.275cm" svg:x2="4.541cm" svg:y2="2.377cm">
          <text:p/>
        </draw:line>
        <draw:line draw:style-name="gr8" draw:text-style-name="P3" draw:layer="layout" svg:x1="4.239cm" svg:y1="1.454cm" svg:x2="4.358cm" svg:y2="1.452cm">
          <text:p/>
        </draw:line>
        <draw:line draw:style-name="gr8" draw:text-style-name="P3" draw:layer="layout" svg:x1="4.236cm" svg:y1="1.322cm" svg:x2="4.355cm" svg:y2="1.32cm">
          <text:p/>
        </draw:line>
        <draw:line draw:style-name="gr8" draw:text-style-name="P3" draw:layer="layout" svg:x1="4.358cm" svg:y1="1.32cm" svg:x2="4.358cm" svg:y2="1.452cm">
          <text:p/>
        </draw:line>
        <draw:line draw:style-name="gr8" draw:text-style-name="P3" draw:layer="layout" svg:x1="3.566cm" svg:y1="1.432cm" svg:x2="3.429cm" svg:y2="1.433cm">
          <text:p/>
        </draw:line>
        <draw:line draw:style-name="gr8" draw:text-style-name="P3" draw:layer="layout" svg:x1="3.566cm" svg:y1="1.29cm" svg:x2="3.428cm" svg:y2="1.293cm">
          <text:p/>
        </draw:line>
        <draw:line draw:style-name="gr8" draw:text-style-name="P3" draw:layer="layout" svg:x1="3.429cm" svg:y1="1.433cm" svg:x2="3.428cm" svg:y2="1.291cm">
          <text:p/>
        </draw:line>
        <draw:line draw:style-name="gr8" draw:text-style-name="P3" draw:layer="layout" svg:x1="3.446cm" svg:y1="1.302cm" svg:x2="3.557cm" svg:y2="1.414cm">
          <text:p/>
        </draw:line>
        <draw:line draw:style-name="gr8" draw:text-style-name="P3" draw:layer="layout" svg:x1="3.559cm" svg:y1="1.309cm" svg:x2="3.453cm" svg:y2="1.412cm">
          <text:p/>
        </draw:line>
        <draw:custom-shape draw:style-name="gr7" draw:text-style-name="P3" draw:layer="layout" svg:width="0.081cm" svg:height="0.071cm" draw:transform="rotate (-0.523598775599386) translate (4.485cm 1.482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" draw:text-style-name="P3" draw:layer="layout" svg:x1="3.434cm" svg:y1="2.255cm" svg:x2="3.436cm" svg:y2="2.367cm">
          <text:p/>
        </draw:line>
        <draw:line draw:style-name="gr8" draw:text-style-name="P3" draw:layer="layout" svg:x1="3.289cm" svg:y1="1.463cm" svg:x2="3.291cm" svg:y2="1.582cm">
          <text:p/>
        </draw:line>
        <draw:line draw:style-name="gr8" draw:text-style-name="P3" draw:layer="layout" svg:x1="3.462cm" svg:y1="1.465cm" svg:x2="3.464cm" svg:y2="1.584cm">
          <text:p/>
        </draw:line>
        <draw:line draw:style-name="gr8" draw:text-style-name="P3" draw:layer="layout" svg:x1="3.302cm" svg:y1="2.255cm" svg:x2="3.304cm" svg:y2="2.367cm">
          <text:p/>
        </draw:line>
        <draw:line draw:style-name="gr8" draw:text-style-name="P3" draw:layer="layout" svg:x1="3.434cm" svg:y1="2.367cm" svg:x2="3.302cm" svg:y2="2.367cm">
          <text:p/>
        </draw:line>
        <draw:line draw:style-name="gr8" draw:text-style-name="P3" draw:layer="layout" svg:x1="3.464cm" svg:y1="1.463cm" svg:x2="3.291cm" svg:y2="1.463cm">
          <text:p/>
        </draw:line>
        <draw:line draw:style-name="gr8" draw:text-style-name="P3" draw:layer="layout" svg:x1="3.302cm" svg:y1="1.473cm" svg:x2="3.444cm" svg:y2="1.574cm">
          <text:p/>
        </draw:line>
        <draw:line draw:style-name="gr8" draw:text-style-name="P3" draw:layer="layout" svg:x1="3.444cm" svg:y1="1.473cm" svg:x2="3.302cm" svg:y2="1.574cm">
          <text:p/>
        </draw:line>
        <draw:custom-shape draw:style-name="gr7" draw:text-style-name="P3" draw:layer="layout" svg:width="0.081cm" svg:height="0.071cm" draw:transform="rotate (-0.523598775599386) translate (3.343cm 2.265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" draw:text-style-name="P3" draw:layer="layout" svg:x1="3.568cm" svg:y1="2.438cm" svg:x2="3.413cm" svg:y2="2.438cm">
          <text:p/>
        </draw:line>
        <draw:line draw:style-name="gr8" draw:text-style-name="P3" draw:layer="layout" svg:x1="4.389cm" svg:y1="2.58cm" svg:x2="4.235cm" svg:y2="2.583cm">
          <text:p/>
        </draw:line>
        <draw:line draw:style-name="gr8" draw:text-style-name="P3" draw:layer="layout" svg:x1="4.389cm" svg:y1="2.418cm" svg:x2="4.235cm" svg:y2="2.421cm">
          <text:p/>
        </draw:line>
        <draw:line draw:style-name="gr8" draw:text-style-name="P3" draw:layer="layout" svg:x1="3.567cm" svg:y1="2.57cm" svg:x2="3.413cm" svg:y2="2.57cm">
          <text:p/>
        </draw:line>
        <draw:line draw:style-name="gr8" draw:text-style-name="P3" draw:layer="layout" svg:x1="3.413cm" svg:y1="2.438cm" svg:x2="3.413cm" svg:y2="2.57cm">
          <text:p/>
        </draw:line>
        <draw:line draw:style-name="gr8" draw:text-style-name="P3" draw:layer="layout" svg:x1="4.389cm" svg:y1="2.418cm" svg:x2="4.389cm" svg:y2="2.58cm">
          <text:p/>
        </draw:line>
        <draw:line draw:style-name="gr8" draw:text-style-name="P3" draw:layer="layout" svg:x1="4.378cm" svg:y1="2.438cm" svg:x2="4.257cm" svg:y2="2.55cm">
          <text:p/>
        </draw:line>
        <draw:line draw:style-name="gr8" draw:text-style-name="P3" draw:id="id4" draw:layer="layout" svg:x1="4.246cm" svg:y1="2.438cm" svg:x2="4.368cm" svg:y2="2.55cm">
          <text:p/>
        </draw:line>
        <draw:custom-shape draw:style-name="gr7" draw:text-style-name="P3" draw:id="id6" draw:layer="layout" svg:width="0.081cm" svg:height="0.071cm" draw:transform="rotate (-0.523598775599386) translate (3.479cm 2.448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9" draw:text-style-name="P3" draw:layer="layout" svg:x1="4.886cm" svg:y1="1.91cm" svg:x2="6.492cm" svg:y2="1.92cm">
          <text:p/>
        </draw:line>
        <draw:line draw:style-name="gr9" draw:text-style-name="P3" draw:layer="layout" svg:x1="4.49cm" svg:y1="1.92cm" svg:x2="3.911cm" svg:y2="1.92cm">
          <text:p/>
        </draw:line>
        <draw:path draw:style-name="gr2" draw:text-style-name="P3" draw:layer="layout" svg:width="3.068cm" svg:height="3.068cm" draw:transform="rotate (0.7853981633973) translate (1.77381317009274cm 1.90116800154004cm)" svg:viewBox="0 0 3069 3069" svg:d="m1444 8021h224v-199c518-59 909-456 959-978h209v-224h-209c-48-520-434-916-949-979v-220h-224v214c-544 35-958 437-1013 974h-197v224h195c47 543 460 952 1005 993zm90-2629c870 0 1535 664 1535 1534s-665 1535-1535 1535-1534-665-1534-1535 664-1534 1534-1534z">
          <text:p/>
        </draw:path>
        <draw:custom-shape draw:style-name="gr10" draw:text-style-name="P3" draw:layer="layout" svg:width="0.101cm" svg:height="0.091cm" svg:x="4.754cm" svg:y="2.68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3" draw:layer="layout" svg:width="0.101cm" svg:height="0.091cm" svg:x="3.058cm" svg:y="2.69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3" draw:layer="layout" svg:width="0.111cm" svg:height="0.101cm" svg:x="3.068cm" svg:y="0.975cm">
          <text:p/>
          <draw:enhanced-geometry svg:viewBox="0 0 21600 21600" draw:glue-points="10800 0 3163 3163 0 10800 3163 18437 10800 21600 18437 18437 21600 10800 18437 3163" draw:text-areas="3163 3163 18437 18437" draw:type="ring" draw:modifiers="324.81203007518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3" draw:layer="layout" svg:width="0.092cm" svg:height="0.091cm" svg:x="4.744cm" svg:y="1.016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" draw:text-style-name="P4" draw:id="id1" draw:layer="layout" svg:width="2.242cm" svg:height="1.244cm" svg:x="6.421cm" svg:y="0.254cm">
          <draw:text-box>
            <text:p><text:span text:style-name="T4">گھومتے حصہ پہ شمالی</text:span><text:span text:style-name="T4"> </text:span></text:p>
            <text:p><text:span text:style-name="T4">قطب بنانے والا کائل</text:span></text:p>
            <text:p><text:span text:style-name="T4"><text:s/></text:span><text:span text:style-name="T4">اور اس قطب کا فلکس</text:span><text:span text:style-name="T4"> </text:span></text:p>
          </draw:text-box>
        </draw:frame>
        <draw:frame draw:style-name="gr11" draw:text-style-name="P4" draw:layer="layout" svg:width="1.877cm" svg:height="1.244cm" svg:x="0.579cm" svg:y="0.294cm">
          <draw:text-box>
            <text:p><text:span text:style-name="T4">کرنٹ کی سمت کو</text:span></text:p>
            <text:p><text:span text:style-name="T4">ان دو علامتوں سے</text:span></text:p>
            <text:p><text:span text:style-name="T4"><text:s/></text:span><text:span text:style-name="T4">ظاہر کیا جاتا ہے</text:span></text:p>
          </draw:text-box>
        </draw:frame>
        <draw:custom-shape draw:style-name="gr7" draw:text-style-name="P3" draw:layer="layout" svg:width="0.081cm" svg:height="0.071cm" svg:x="0.559cm" svg:y="0.803cm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" draw:text-style-name="P3" draw:layer="layout" svg:x1="0.67cm" svg:y1="0.772cm" svg:x2="0.67cm" svg:y2="0.894cm">
          <text:p/>
        </draw:line>
        <draw:line draw:style-name="gr8" draw:text-style-name="P3" draw:layer="layout" svg:x1="0.528cm" svg:y1="0.772cm" svg:x2="0.528cm" svg:y2="0.894cm">
          <text:p/>
        </draw:line>
        <draw:line draw:style-name="gr8" draw:text-style-name="P3" draw:layer="layout" svg:x1="0.67cm" svg:y1="0.772cm" svg:x2="0.528cm" svg:y2="0.772cm">
          <text:p/>
        </draw:line>
        <draw:line draw:style-name="gr8" draw:text-style-name="P3" draw:layer="layout" svg:x1="0.67cm" svg:y1="0.894cm" svg:x2="0.528cm" svg:y2="0.894cm">
          <text:p/>
        </draw:line>
        <draw:line draw:style-name="gr8" draw:text-style-name="P3" draw:layer="layout" svg:x1="0.528cm" svg:y1="1.178cm" svg:x2="0.66cm" svg:y2="1.178cm">
          <text:p/>
        </draw:line>
        <draw:line draw:style-name="gr8" draw:text-style-name="P3" draw:layer="layout" svg:x1="0.528cm" svg:y1="1.057cm" svg:x2="0.66cm" svg:y2="1.057cm">
          <text:p/>
        </draw:line>
        <draw:line draw:style-name="gr8" draw:text-style-name="P3" draw:layer="layout" svg:x1="0.66cm" svg:y1="1.178cm" svg:x2="0.66cm" svg:y2="1.057cm">
          <text:p/>
        </draw:line>
        <draw:line draw:style-name="gr8" draw:text-style-name="P3" draw:layer="layout" svg:x1="0.528cm" svg:y1="1.178cm" svg:x2="0.528cm" svg:y2="1.057cm">
          <text:p/>
        </draw:line>
        <draw:line draw:style-name="gr8" draw:text-style-name="P3" draw:layer="layout" svg:x1="0.548cm" svg:y1="1.077cm" svg:x2="0.64cm" svg:y2="1.158cm">
          <text:p/>
        </draw:line>
        <draw:line draw:style-name="gr8" draw:text-style-name="P3" draw:layer="layout" svg:x1="0.64cm" svg:y1="1.077cm" svg:x2="0.548cm" svg:y2="1.158cm">
          <text:p/>
        </draw:line>
        <draw:custom-shape draw:style-name="gr12" draw:layer="layout" svg:width="0.356cm" svg:height="0.752cm" svg:x="0.426cm" svg:y="0.5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layer="layout" svg:width="2.063cm" svg:height="1.28cm" svg:x="0.304cm" svg:y="0.29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98.3606557377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4" draw:id="id5" draw:layer="layout" svg:width="1.658cm" svg:height="1.244cm" svg:x="0.516cm" svg:y="2.21cm">
          <draw:text-box>
            <text:p><text:span text:style-name="T4">کرنٹ صفہ سے</text:span><text:span text:style-name="T4"> </text:span></text:p>
            <text:p><text:span text:style-name="T4">باہر کی جانب</text:span><text:span text:style-name="T4"> </text:span></text:p>
            <text:p><text:span text:style-name="T4">نکل رہا ہے</text:span></text:p>
          </draw:text-box>
        </draw:frame>
        <draw:frame draw:style-name="gr1" draw:text-style-name="P4" draw:id="id3" draw:layer="layout" svg:width="1.611cm" svg:height="1.244cm" svg:x="5.516cm" svg:y="2.377cm">
          <draw:text-box>
            <text:p><text:span text:style-name="T4">کرنٹ صفہ میں</text:span><text:span text:style-name="T4"> </text:span></text:p>
            <text:p><text:span text:style-name="T4">اندر کی جانب</text:span><text:span text:style-name="T4"> </text:span></text:p>
            <text:p><text:span text:style-name="T4">گھس رہا ہے</text:span></text:p>
          </draw:text-box>
        </draw:frame>
        <draw:polygon draw:style-name="gr2" draw:text-style-name="P3" draw:layer="layout" svg:width="1.147cm" svg:height="1.064cm" draw:transform="rotate (-1.57079632679579) translate (8.40987306695798cm 2.28365063509396cm)" svg:viewBox="0 0 1148 1065" draw:points="0,-16455 0,-16566 0,-16578 1,-16578 1,-16579 3,-16592 7,-16604 12,-16617 18,-16630 26,-16642 36,-16654 47,-16666 59,-16678 72,-16689 87,-16700 103,-16711 120,-16721 138,-16731 158,-16741 179,-16750 200,-16759 223,-16767 246,-16774 270,-16782 295,-16788 321,-16794 348,-16799 375,-16804 402,-16808 430,-16812 458,-16815 487,-16817 516,-16819 545,-16820 574,-16820 603,-16820 632,-16819 661,-16817 690,-16815 718,-16812 746,-16808 773,-16804 800,-16799 827,-16794 853,-16788 878,-16782 902,-16774 925,-16767 948,-16759 969,-16750 990,-16741 1010,-16731 1028,-16721 1045,-16711 1061,-16700 1076,-16689 1089,-16678 1101,-16666 1112,-16654 1122,-16642 1130,-16630 1136,-16617 1141,-16604 1145,-16592 1147,-16579 1147,-16578 1148,-16578 1148,-16566 1148,-16455 1006,-16455 1006,-15755 152,-15755 152,-16455">
          <text:p/>
        </draw:polygon>
        <draw:path draw:style-name="gr5" draw:text-style-name="P3" draw:id="id2" draw:layer="layout" svg:width="1.139cm" svg:height="0.171cm" draw:transform="rotate (-1.57079632679579) translate (7.96294902379829cm 2.22065063509457cm)" svg:viewBox="0 0 1140 172" svg:d="m0-15907c140 0 280 0 421 0 127 0 258-21 384 0 117 19 368-113 332 128l-64 25">
          <text:p/>
        </draw:path>
        <draw:path draw:style-name="gr5" draw:text-style-name="P3" draw:layer="layout" svg:width="1.039cm" svg:height="0.174cm" draw:transform="rotate (1.47113802650574) translate (7.57081732141562cm 3.36321546858698cm)" svg:viewBox="0 0 1040 175" svg:d="m950 15910c23 3 44-4 65-10 25-8 36-50 11-64-21-11-44-23-70-17-21 5-46 1-68 3s-46-1-69 3-46 2-69 9c-22 6-48 6-71 11-22 4-45 12-69 12-23-1-48 8-73 9-23 1-46 8-69 7s-46 6-70 7c-23 1-45 8-69 11-22 2-46 3-68 3-26-1-54-3-80-1-22 1-45 0-68 2-26 3-46-17-70-18-27 0-40-29-43-53-2-24 7-53 31-66l21-15 19-7">
          <text:p/>
        </draw:path>
        <draw:path draw:style-name="gr5" draw:text-style-name="P3" draw:layer="layout" svg:width="0.217cm" svg:height="0.027cm" draw:transform="rotate (1.68145020137102) translate (7.58663541659911cm 2.43367703988501cm)" svg:viewBox="0 0 218 28" svg:d="m0 14543c23-2 46 4 68 3 24 0 51 5 75 9 22 3 44 13 66 16l9-4">
          <text:p/>
        </draw:path>
        <draw:line draw:style-name="gr6" draw:text-style-name="P3" draw:layer="layout" svg:x1="7.953cm" svg:y1="2.751cm" svg:x2="7.953cm" svg:y2="2.924cm">
          <text:p/>
        </draw:line>
        <draw:line draw:style-name="gr6" draw:text-style-name="P3" draw:layer="layout" svg:x1="7.751cm" svg:y1="2.771cm" svg:x2="7.751cm" svg:y2="2.903cm">
          <text:p/>
        </draw:line>
        <draw:path draw:style-name="gr13" draw:text-style-name="P3" draw:layer="layout" svg:width="1.219cm" svg:height="0.269cm" draw:transform="skewX (0.112922802604012) rotate (-0.103148958794032) translate (7.21864165143927cm 2.32706139064275cm)" svg:viewBox="0 0 1220 270" svg:d="m0 3411c35 5 71-2 104-6 34-3 70-7 104-8 34-2 69-10 102-13 38-4 76-16 113-19 38-4 75-12 107-18 35-7 69-15 102-18 36-4 72-11 105-16 35-4 67-13 98-19 34-8 70-15 100-27 31-12 69-18 98-32 33-15 63-32 96-45l31-15 36-20 24-12">
          <text:p/>
        </draw:path>
        <draw:path draw:style-name="gr13" draw:text-style-name="P3" draw:layer="layout" svg:width="1.301cm" svg:height="0.055cm" draw:transform="skewX (0.0872664625997) rotate (-0.064926248175363) translate (7.14725638166861cm 3.12151284445794cm)" svg:viewBox="0 0 1302 56" svg:d="m0 5350c36 1 71-3 104-7s70-9 103-11c37-3 73-10 110-12 32-1 69-4 101-6 35-2 70-5 104-7 36-2 75-5 110-5s76 0 110 0c37 0 75 5 109 6 39 1 77 10 113 14 35 5 71 7 104 11 34 4 71 8 107 11 37 3 75 9 112 10l15 4">
          <text:p/>
        </draw:path>
        <draw:line draw:style-name="gr6" draw:text-style-name="P3" draw:layer="layout" svg:x1="7.426cm" svg:y1="2.877cm" svg:x2="7.599cm" svg:y2="2.877cm">
          <text:p/>
        </draw:line>
        <draw:line draw:style-name="gr9" draw:text-style-name="P3" draw:layer="layout" svg:x1="7.143cm" svg:y1="2.876cm" svg:x2="8.515cm" svg:y2="2.886cm">
          <text:p/>
        </draw:line>
        <draw:line draw:style-name="gr6" draw:text-style-name="P3" draw:layer="layout" svg:x1="7.426cm" svg:y1="2.601cm" svg:x2="7.609cm" svg:y2="2.591cm">
          <text:p/>
        </draw:line>
        <draw:line draw:style-name="gr6" draw:text-style-name="P3" draw:layer="layout" svg:x1="7.427cm" svg:y1="3.161cm" svg:x2="7.61cm" svg:y2="3.16cm">
          <text:p/>
        </draw:line>
        <draw:frame draw:style-name="gr3" draw:text-style-name="P1" draw:layer="layout" svg:width="0.943cm" svg:height="0.882cm" svg:x="4.288cm" svg:y="1.534cm">
          <draw:text-box>
            <text:p><text:span text:style-name="T1">N</text:span></text:p>
          </draw:text-box>
        </draw:frame>
        <draw:connector draw:style-name="gr6" draw:text-style-name="P3" draw:layer="layout" draw:type="curve" svg:x1="7.542cm" svg:y1="1.498cm" svg:x2="7.877cm" svg:y2="2.221cm" draw:start-shape="id1" draw:start-glue-point="2" draw:end-shape="id2" draw:end-glue-point="0" svg:d="m7542 1498c0 534 335 173 335 723">
          <text:p/>
        </draw:connector>
        <draw:connector draw:style-name="gr6" draw:text-style-name="P3" draw:layer="layout" draw:type="curve" draw:line-skew="0.392cm" svg:x1="5.516cm" svg:y1="2.999cm" svg:x2="4.368cm" svg:y2="2.494cm" draw:start-shape="id3" draw:end-shape="id4" draw:end-glue-point="1" svg:d="m5516 2999c-273 0 301-505-1148-505">
          <text:p/>
        </draw:connector>
        <draw:connector draw:style-name="gr6" draw:text-style-name="P3" draw:layer="layout" draw:type="curve" svg:x1="2.174cm" svg:y1="2.832cm" svg:x2="3.459cm" svg:y2="2.462cm" draw:start-shape="id5" draw:start-glue-point="1" draw:end-shape="id6" draw:end-glue-point="5" svg:d="m2174 2832c961 0 319-370 1285-3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16T19:52:10</dc:date>
    <dc:creator>khalid khan</dc:creator>
    <meta:editing-duration>PT08H13M13S</meta:editing-duration>
    <meta:editing-cycles>32</meta:editing-cycles>
    <meta:generator>OpenOffice.org/3.1$Linux OpenOffice.org_project/310m19$Build-9420</meta:generator>
    <meta:document-statistic meta:object-count="8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m</math:mi>
    </math:msub>
    <math:annotation math:encoding="StarMath 5.0">%theta_m</math:annotation>
  </math:semantics>
</math:math>
</file>